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a9b7c6" style:font-name="DejaVu Sans Mono" fo:font-size="12pt" officeooo:rsid="000a9b8e" officeooo:paragraph-rsid="000a9b8e"/>
    </style:style>
    <style:style style:name="P2" style:family="paragraph" style:parent-style-name="Standard">
      <style:text-properties officeooo:rsid="000a9b8e" officeooo:paragraph-rsid="000a9b8e"/>
    </style:style>
    <style:style style:name="T1" style:family="text">
      <style:text-properties fo:color="#cc7832"/>
    </style:style>
    <style:style style:name="T2" style:family="text">
      <style:text-properties fo:color="#6a8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!?*.groovy;</text:p>
      <text:p text:style-name="P2"/>
      <text:p text:style-name="P2">fix the following:</text:p>
      <text:p text:style-name="P2"/>
      <text:p text:style-name="P1"><text:span text:style-name="T1">import </text:span>org.apache.commons.lang.StringUtils<text:span text:style-name="T1">;</text:span></text:p>
      <text:p text:style-name="P2"/>
      <text:p text:style-name="P1">cacheDir <text:span text:style-name="T2">"/Users/huangguan/ivy-cache"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7:51:21.223819489</meta:creation-date>
    <dc:date>2018-07-16T18:04:02.702677248</dc:date>
    <meta:editing-duration>PT12M42S</meta:editing-duration>
    <meta:editing-cycles>1</meta:editing-cycles>
    <meta:document-statistic meta:table-count="0" meta:image-count="0" meta:object-count="0" meta:page-count="1" meta:paragraph-count="4" meta:word-count="8" meta:character-count="109" meta:non-whitespace-character-count="105"/>
    <meta:generator>LibreOffice/5.1.6.2$Linux_X86_64 LibreOffice_project/10m0$Build-2</meta:generator>
  </office:meta>
</office:document-meta>
</file>